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Standard">
      <style:text-properties style:font-name="Times New Roman1" fo:font-size="12pt"/>
    </style:style>
    <style:style style:name="P15" style:family="paragraph" style:parent-style-name="Standard" style:list-style-name="WWNum33">
      <style:text-properties style:font-name="Times New Roman1" fo:font-size="12pt"/>
    </style:style>
    <style:style style:name="P16" style:family="paragraph" style:parent-style-name="Standard">
      <style:paragraph-properties fo:margin-top="0cm" fo:margin-bottom="0cm" fo:line-height="100%"/>
    </style:style>
    <style:style style:name="P17" style:family="paragraph" style:parent-style-name="Heading_20_1" style:master-page-name="MPF0">
      <style:paragraph-properties style:page-number="auto" fo:break-before="page"/>
    </style:style>
    <style:style style:name="P18" style:family="paragraph" style:parent-style-name="Heading_20_2">
      <style:paragraph-properties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8</text:p>
          </table:table-cell>
        </table:table-row>
        <table:table-row>
          <table:table-cell table:style-name="Table1.A1" office:value-type="string">
            <text:p text:style-name="P2">Current Build</text:p>
          </table:table-cell>
          <table:table-cell table:style-name="Table1.B1" office:value-type="float" office:value="70126">
            <text:p text:style-name="P2">0602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60126</text:p>
          </table:table-cell>
        </table:table-row>
      </table:table>
      <text:p text:style-name="Standard"/>
      <text:h text:style-name="Heading_20_2" text:outline-level="2">Last Update</text:h>
      <text:list xml:id="list5503787835115558787" text:style-name="WWNum33">
        <text:list-item>
          <text:p text:style-name="P15">Commit #542 – Update – 'prerequisites/install.sh' – make trixie compliant, optional install of 'emsctl' and 'log2ram'.</text:p>
        </text:list-item>
        <text:list-item>
          <text:p text:style-name="P15"><text:s/>Commit #542 – Update – 'setup.php' = add jobs 'check_ebus.php' and 'check_ens.php' and to set the default Repository to 'twa127/PiHomeHVAC'.</text:p>
        </text:list-item>
        <text:list-item>
          <text:p text:style-name="P15">Commit #542 – Update – add new script 'check_ems.php'.</text:p>
        </text:list-item>
      </text:list>
      <text:p text:style-name="P11"/>
      <text:h text:style-name="P18"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row>
          <table:table-cell table:style-name="Table47.A2" office:value-type="float" office:value="45990">
            <text:p text:style-name="P4">03/02/26</text:p>
          </table:table-cell>
          <table:table-cell table:style-name="Table47.A2" office:value-type="float" office:value="3.15">
            <text:p text:style-name="P4">3.18</text:p>
          </table:table-cell>
          <table:table-cell table:style-name="Table47.A2" office:value-type="float" office:value="291125">
            <text:p text:style-name="P4">03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Relays pop-up 'Show' checkbox disabled when it should be enabled.</text:p>
          </table:table-cell>
        </table:table-row>
        <table:table-row>
          <table:table-cell table:style-name="Table47.A2" office:value-type="float" office:value="45990">
            <text:p text:style-name="P4">06/02/26</text:p>
          </table:table-cell>
          <table:table-cell table:style-name="Table47.A2" office:value-type="float" office:value="3.15">
            <text:p text:style-name="P4">3.18</text:p>
          </table:table-cell>
          <table:table-cell table:style-name="Table47.A2" office:value-type="float" office:value="291125">
            <text:p text:style-name="P4">06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prerequisites/install.sh' – make trixie compliant, optional install of 'emsctl' and 'log2ram'.</text:p>
            <text:p text:style-name="P11"><text:s/>Update – 'setup.php' = add jobs 'check_ebus.php' and 'check_ens.php' and to set the default Repository to 'twa127/PiHomeHVAC'.</text:p>
            <text:p text:style-name="P11">Update – add new script 'check_ems.ph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2-06T11:55:25.78</dc:date>
    <meta:print-date>2024-04-17T07:07:00Z</meta:print-date>
    <meta:editing-cycles>126</meta:editing-cycles>
    <meta:editing-duration>P2DT10H9M2S</meta:editing-duration>
    <meta:document-statistic meta:table-count="47" meta:image-count="0" meta:object-count="0" meta:page-count="49" meta:paragraph-count="3151" meta:word-count="12070" meta:character-count="75998"/>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